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7000003A55000009BFD3504F97.svm"/>
  <manifest:file-entry manifest:media-type="" manifest:full-path="Pictures/2000011200002D3F00002349DBF4BC36.svm"/>
  <manifest:file-entry manifest:media-type="" manifest:full-path="Pictures/200001560000586500001D479580E037.svm"/>
  <manifest:file-entry manifest:media-type="" manifest:full-path="Pictures/200000A7000023490000212FF557376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break-before="pag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text-properties fo:font-size="12pt" style:font-size-asian="12pt" style:font-size-complex="12pt"/>
    </style:style>
    <style:style style:name="P7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stęp</text:p>
      <text:p text:style-name="P1">Zadanie polega na opisie przepływu informacji (danych) oraz na ewidencji przepływu materiałów w przykładowym dziale firmy produkującej. W poniższym dokumencie został wybrany dział magazynu. Wychodzimy z założenia, że produkowane artykuły składają się z prostych surowców które są zakupione od zewnętrznych dostawców.</text:p>
      <text:p text:style-name="P1"/>
      <text:p text:style-name="P1"><draw:frame draw:style-name="fr1" draw:name="graphics1" text:anchor-type="paragraph" svg:x="5.061in" svg:y="0.0346in" svg:width="1.5563in" svg:height="1.5346in" draw:z-index="0"><draw:image xlink:href="Pictures/200000A7000023490000212FF5573769.svm" xlink:type="simple" xlink:show="embed" xlink:actuate="onLoad"/></draw:frame>Organizacja magazynu</text:p>
      <text:p text:style-name="P4">Jednostki, surowce, produkowane artykuły</text:p>
      <text:p text:style-name="P1">Produkowane artykuły jak i surowce są nazwane „jednostkami” i są magazynowane w tym samym magazynie. Jednostka jest identyfikowana za pomocą numeru zwanym dalej „numerem artykułu”. Jednostki są wkładane do skrzynek o standaryzowanej wielkości. Ilość jednostek włożonych do jednej skrzynki zależy od wymiaru a więc od typu danej jednostki. Jedna skrzynka zawiera tylko jednostki o tym samym numerze artykułu a więc tylko tego samego typu. Skrzynki nie są identyfikowane.</text:p>
      <text:p text:style-name="P1"/>
      <text:p text:style-name="P1"><draw:frame draw:style-name="fr2" draw:name="graphics2" text:anchor-type="paragraph" svg:x="4.8591in" svg:y="0.0602in" svg:width="1.7717in" svg:height="1.322in" draw:z-index="1"><draw:image xlink:href="Pictures/2000011200002D3F00002349DBF4BC36.svm" xlink:type="simple" xlink:show="embed" xlink:actuate="onLoad"/></draw:frame></text:p>
      <text:p text:style-name="P4">Skrzynka</text:p>
      <text:p text:style-name="P1">Jedna Skrzynka zawierające jednostki jest magazynowana w jednym regale. Regał składa się z kondygnacji z miejscami dla skrzynek. <text:s/>Kondygnacje każdego regału są numerowane od 0 (najniższa kondygnacja) w gorę.</text:p>
      <text:p text:style-name="P1"/>
      <text:p text:style-name="P4">Regał</text:p>
      <text:p text:style-name="P1"><draw:frame draw:style-name="fr2" draw:name="graphics3" text:anchor-type="paragraph" svg:x="3.7516in" svg:y="0in" svg:width="2.8791in" svg:height="0.4547in" draw:z-index="2"><draw:image xlink:href="Pictures/2000017000003A55000009BFD3504F97.svm" xlink:type="simple" xlink:show="embed" xlink:actuate="onLoad"/></draw:frame>Regały stoją w alejkach. Są one identyfikowane numerycznie nazwanym „numerem regału”.</text:p>
      <text:p text:style-name="P1"/>
      <text:p text:style-name="P1"><draw:frame draw:style-name="fr2" draw:name="graphics4" text:anchor-type="paragraph" svg:x="3.2417in" svg:y="0.1402in" svg:width="3.3984in" svg:height="1.152in" draw:z-index="3"><draw:image xlink:href="Pictures/200001560000586500001D479580E037.svm" xlink:type="simple" xlink:show="embed" xlink:actuate="onLoad"/></draw:frame></text:p>
      <text:p text:style-name="P4">Alejka</text:p>
      <text:p text:style-name="P1">Alejki są identyfikowane alfanumerycznie. Alejki graniczą w magazynie ze strefą zwana „Wejściem/Wyjściem do produkcji” i „Wejściem/Wyjściem towaru”.</text:p>
      <text:p text:style-name="P1"/>
      <text:p text:style-name="P4">Zlecenie</text:p>
      <text:p text:style-name="P1">Wyjmowanie lub wkładanie jednostek do lub z magazynu jest sterowane przez zlecenia. Zlecenie zawiera następujące dane:</text:p>
      <text:list text:style-name="L1">
        <text:list-item>
          <text:p text:style-name="P6">Nadawca (wewnętrzny dział lub dostawca)</text:p>
        </text:list-item>
        <text:list-item>
          <text:p text:style-name="P6">Odbiorca (wewnętrzny dział lub klient)</text:p>
        </text:list-item>
        <text:list-item>
          <text:p text:style-name="P6">lista artykułów lub surowców</text:p>
        </text:list-item>
      </text:list>
      <text:p text:style-name="P1"/>
      <text:p text:style-name="P2"/>
      <text:p text:style-name="P5">Procesy magazynowania</text:p>
      <text:p text:style-name="P3">W opisanym magazynie istnieją trzy następujące procesy:</text:p>
      <text:p text:style-name="P3"/>
      <text:list text:style-name="L2">
        <text:list-item>
          <text:p text:style-name="P7">Wyjście:</text:p>
          <text:list>
            <text:list-item>
              <text:p text:style-name="P7">Według zlecenia działu sprzedaży są komisjonowane produkowane artykuły aby w strefie wyjścia towaru były przeładowane z magazynu na n.p. Ciężarówki.</text:p>
              <text:p text:style-name="P7"/>
            </text:list-item>
            <text:list-item>
              <text:p text:style-name="P7">Według zlecenia działu produkcji są komisjonowane surowce aby w strefie wyjścia do produkcji były przeładowane z magazynu do linij produkcyjnej.</text:p>
            </text:list-item>
          </text:list>
        </text:list-item>
      </text:list>
      <text:p text:style-name="P3"/>
      <text:list text:style-name="L2">
        <text:list-item text:start-value="1">
          <text:p text:style-name="P7">Wejście:</text:p>
          <text:list>
            <text:list-item>
              <text:p text:style-name="P7">Według zlecenia działu zakupu są wkładane surowce do skrzynek i wkładane w wolne miejsca.</text:p>
              <text:p text:style-name="P7"/>
            </text:list-item>
            <text:list-item>
              <text:p text:style-name="P7">Według zlecenia działu reklamacji są wkładane zwruconych produkowane artykuły do skrzynek i wkładane w wolnych kondygnacjach.</text:p>
            </text:list-item>
          </text:list>
        </text:list-item>
      </text:list>
      <text:p text:style-name="P3"/>
      <text:list text:style-name="L2">
        <text:list-item text:start-value="1">
          <text:p text:style-name="P7">Meldowanie</text:p>
          <text:list>
            <text:list-item>
              <text:p text:style-name="P7">Meldowanie stanu magazynu:</text:p>
              <text:list>
                <text:list-item>
                  <text:p text:style-name="P7">brak lub nasycenie surowców</text:p>
                </text:list-item>
                <text:list-item>
                  <text:p text:style-name="P7">brak lub nasycenie produkowanych artykułów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ergiusz</meta:initial-creator>
    <meta:creation-date>2008-10-21T20:31:29</meta:creation-date>
    <dc:creator>Sergiusz</dc:creator>
    <dc:date>2008-10-21T22:43:14</dc:date>
    <meta:editing-cycles>344</meta:editing-cycles>
    <meta:editing-duration>PT1H52M48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2" meta:paragraph-count="28" meta:word-count="303" meta:character-count="2243"/>
  </office:meta>
</office:document-meta>
</file>